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ClassException.IllegalClassException( Class expected , Object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legalClassException.safeGetClassName(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ClassException.IllegalClassException( Class expected , Class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llegalClassException.IllegalClas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